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atarzyna Nalepka</text:p>
      <text:p text:style-name="Standard"/>
      <text:p text:style-name="Standard">Podstawy sztucznej inteligencji</text:p>
      <text:p text:style-name="Standard"/>
      <text:h text:style-name="Heading_20_1" text:outline-level="1">Harmonogram</text:h>
      <text:p text:style-name="Text_20_body"/>
      <text:p text:style-name="Text_20_body">Odczytywanie tekstu ze zdjęcia</text:p>
      <text:p text:style-name="Text_20_body"/>
      <text:p text:style-name="Text_20_body">1. Implementacja modelu sztucznego neuronu</text:p>
      <text:p text:style-name="Text_20_body">2. Implementacja wielowarstwowej, sztucznej sieci neuronowej</text:p>
      <text:p text:style-name="Text_20_body">3. Implementacja uczenia sieci z wykorzystaniem algorytmu propagacji wstecznej</text:p>
      <text:p text:style-name="Text_20_body">4. Przygotowanie danych trenujących</text:p>
      <text:p text:style-name="Text_20_body">5. Implementacja algorytmu normalizującego dane wejściowe</text:p>
      <text:p text:style-name="Text_20_body">6. Implementacja automatycznego wykrywania tekstu na zdjęciu </text:p>
      <text:p text:style-name="Text_20_body">7. Wykrywanie kształtu poszczególnych liter w wydzielonym tekście</text:p>
      <text:p text:style-name="Text_20_body">8. Rozpoznanie poszczególnych liter</text:p>
      <text:p text:style-name="Text_20_body">9. Analiza wyniku, łączenie liter w słowa/zdania</text:p>
      <text:p text:style-name="Text_20_body">10. W przypadku niemożności odczytania jakiejś litery ze słowa, próba automatycznego dopasowania brakujących li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3T17:59:17.86</meta:creation-date>
    <dc:date>2016-11-05T19:45:27.96</dc:date>
    <meta:editing-duration>PT3H44M31S</meta:editing-duration>
    <meta:editing-cycles>11</meta:editing-cycles>
    <meta:generator>OpenOffice/4.1.1$Win32 OpenOffice.org_project/411m6$Build-9775</meta:generator>
    <meta:document-statistic meta:table-count="0" meta:image-count="0" meta:object-count="0" meta:page-count="1" meta:paragraph-count="14" meta:word-count="80" meta:character-count="684"/>
  </office:meta>
</office:document-meta>
</file>